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Standard">
      <style:text-properties officeooo:rsid="001607c0" officeooo:paragraph-rsid="001832f9"/>
    </style:style>
    <style:style style:name="P8" style:family="paragraph" style:parent-style-name="Standard">
      <style:text-properties officeooo:paragraph-rsid="001832f9"/>
    </style:style>
    <style:style style:name="P9"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0"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1"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2"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3"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4"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5"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6"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7"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8"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9"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20" style:family="paragraph" style:parent-style-name="Text_20_body">
      <style:text-properties officeooo:paragraph-rsid="00251c18"/>
    </style:style>
    <style:style style:name="P21" style:family="paragraph" style:parent-style-name="Text_20_body">
      <style:text-properties officeooo:rsid="00251c18" officeooo:paragraph-rsid="00251c18"/>
    </style:style>
    <style:style style:name="P22" style:family="paragraph" style:parent-style-name="Text_20_body">
      <style:text-properties officeooo:rsid="002663ee" officeooo:paragraph-rsid="002663ee"/>
    </style:style>
    <style:style style:name="P23" style:family="paragraph" style:parent-style-name="Text_20_body">
      <style:text-properties officeooo:rsid="002724f9" officeooo:paragraph-rsid="002724f9"/>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51c18" style:font-size-asian="10.5pt" style:font-weight-asian="normal" style:font-size-complex="12pt" style:font-weight-complex="normal"/>
    </style:style>
    <style:style style:name="T8" style:family="text">
      <style:text-properties fo:color="#000000" loext:opacity="100%" fo:font-size="12pt" fo:font-weight="normal" officeooo:rsid="002663ee" style:font-size-asian="10.5pt" style:font-weight-asian="normal" style:font-size-complex="12pt" style:font-weight-complex="normal"/>
    </style:style>
    <style:style style:name="T9" style:family="text">
      <style:text-properties fo:color="#000000" loext:opacity="100%" fo:font-size="12pt" fo:font-weight="normal" officeooo:rsid="002724f9" style:font-size-asian="10.5pt" style:font-weight-asian="normal" style:font-size-complex="12pt" style:font-weight-complex="normal"/>
    </style:style>
    <style:style style:name="T10" style:family="text">
      <style:text-properties officeooo:rsid="00197e48"/>
    </style:style>
    <style:style style:name="T11" style:family="text">
      <style:text-properties officeooo:rsid="001b3c61"/>
    </style:style>
    <style:style style:name="T12" style:family="text">
      <style:text-properties officeooo:rsid="001de50c"/>
    </style:style>
    <style:style style:name="T13" style:family="text">
      <style:text-properties officeooo:rsid="0020db95"/>
    </style:style>
    <style:style style:name="T14" style:family="text">
      <style:text-properties officeooo:rsid="00242b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la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10">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868666126" text:style-name="L1">
        <text:list-item>
          <text:p text:style-name="P9">Wybierz innego BG. Z nieznanych Tobie powodów, ta postać jest kompletnie odporna na Twoje zdolności specjalizacji, niezależnie od tego, czy pragniesz mu nimi pomóc, czy zagrozić.</text:p>
        </text:list-item>
        <text:list-item>
          <text:p text:style-name="P9">Wybierz innego BG. Wiedziałeś o jego istnieniu przez lata, ale nie sądziłeś, że on Ciebie znał.</text:p>
        </text:list-item>
        <text:list-item>
          <text:p text:style-name="P9">Wybierz innego BG. Zawsze chcesz mu zaimponować, ale sam nie wiesz czemu.</text:p>
        </text:list-item>
        <text:list-item>
          <text:p text:style-name="P9">Wybierz innego BG. Ta postać ma nawyk, który Cię wkurza, ale poza tym jesteś pod wrażeniem jej zdolności.</text:p>
        </text:list-item>
        <text:list-item>
          <text:p text:style-name="P9">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9">Wybierz innego BG. Jeśli znajduje się on w <text:span text:style-name="T11">bliski zasięgu kiedy walczysz, czasami zapewnia on atut, a czasami utrudnia Twój test na atak (szansa 50% na jedno lub drugie, rzucane raz na walkę).</text:span></text:p>
        </text:list-item>
        <text:list-item>
          <text:p text:style-name="P10">Wybierz innego BG. <text:span text:style-name="T11">Kiedyś ocaliłeś mu życie i teraz ma dług wdzięczności. Nie jesteś z tego jakoś bardzo zachwycony – zrobiłeś, co należało zrobić i tyle.</text:span></text:p>
        </text:list-item>
        <text:list-item>
          <text:p text:style-name="P11">Wybierz innego BG. Ta postać ostatnio Cię wyśmiała, co naprawdę Cię zraniło. Jak zamierzasz sobie z tym poradzić (jeśli w ogóle) zależy od Ciebie.</text:p>
        </text:list-item>
        <text:list-item>
          <text:p text:style-name="P12">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2">Wybierz innego BG. Ta postać pochodzi z tego samego miejsca co ty i znaliście się jako dzieci. </text:p>
        </text:list-item>
        <text:list-item>
          <text:p text:style-name="P12">Wybierz innego BG. W przeszłości, nauczył on Cię paru trików dy wykorzystania w walce.</text:p>
        </text:list-item>
        <text:list-item>
          <text:p text:style-name="P12">Wybierz innego BG. Ta postać nie pochwala Twoich metod.</text:p>
        </text:list-item>
        <text:list-item>
          <text:p text:style-name="P12">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2">Wybierz innego BG. <text:span text:style-name="T12">Zawsze próbujesz zachwycić tą postać swoimi umiejętnociami, sprytem, wyglądem lub odwagą. Może jest ona Twoim rywalem, może pragniesz jej szacunku, a może jest ona Twoim obiektem westchnień.</text:span></text:p>
        </text:list-item>
        <text:list-item>
          <text:p text:style-name="P13"><text:soft-page-break/>Wybierz innego BG. Boisz się, że jest on zazdrosny o Twoje zdolności i martwisz się, że może to doprowadzić do problemów. </text:p>
        </text:list-item>
        <text:list-item>
          <text:p text:style-name="P13">Wybierz innego BG. Przypadkowo został złapany w pułapkę, którą założyłeś i musiał się wydostać z niej o własnych siłach.</text:p>
        </text:list-item>
        <text:list-item>
          <text:p text:style-name="P13">Wybierz innego BG. Kiedyś zostałeś zatrudniony, by wyśledzić kogoś, kto był blisko tej postaci.</text:p>
        </text:list-item>
        <text:list-item>
          <text:p text:style-name="P13">Wybierz dwóch BG (najlepiej takich, którzy mogą znaleźć się na trajektorii Twoich ataków). Kiedy nie trafiasz atakiem i MG decyduje, że atak uderzył w kogoś innego niż w Twój cel, trafia on w jedną tych dwóch postaci.</text:p>
        </text:list-item>
        <text:list-item>
          <text:p text:style-name="P13">Wybierz jednego BG. Nie jesteś pewien jak ani skąd, ale ta postać posiada butelki rzadkiego alkoholu i może go dla Ciebie sprowadzić za pół ceny.</text:p>
        </text:list-item>
        <text:list-item>
          <text:p text:style-name="P13">Wybierz jednego BG. Ostatnio straciłeś posiadany przedmiot i przekonałeś samego siebie, że to ten BG go skradł. Czy tak jest w istocie zależy od niego.</text:p>
        </text:list-item>
        <text:list-item>
          <text:p text:style-name="P14">Wybierz jednego BG. On zawsze zdaje się wiedzieć, gdzie jesteś, lub przynajmniej w którym kierunku się znajdujesz w relacji do niego.</text:p>
        </text:list-item>
        <text:list-item>
          <text:p text:style-name="P14">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4">Wybierz jednego BG. Coś sprawia, że jego obecność przeszkadza w Twoich zdolnościach. Kiedy stoi on obok Ciebie, Twoje zdolności specjalizacyjne kosztują 1 dodatkowy punkt więcej.</text:p>
        </text:list-item>
        <text:list-item>
          <text:p text:style-name="P14">Wybierz jednego BG. Coś sprawia, że uzupełnia on Twoje zdolności. Kiedy stoi on obok Ciebie, pierwsza zdolność specjalizacji, z której korzystasz w ciągu danej doby, kosztuje 2 punkty mniej.</text:p>
        </text:list-item>
        <text:list-item>
          <text:p text:style-name="P14">Wybierz jednego BG. Znasz tą postać już jakiś czas, i pomogła ona C<text:span text:style-name="T13">i</text:span> zyskać kontrolę nad Twoimi zdolnościami specjalizacyjnymi.</text:p>
        </text:list-item>
        <text:list-item>
          <text:p text:style-name="P14"><text:s/><text:span text:style-name="T13">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5">Wybierz jednego BG. Jego okazjonalna niezdarność i głośne zachowania irytują Cię.</text:p>
        </text:list-item>
        <text:list-item>
          <text:p text:style-name="P15">Wybierz jednego BG. W niedalekiej przeszłości, gdy trenowaliście, przypadkowo trafiłeś go swoim atakiem, poważnie go raniąc. To od niego zależy, czy żywi urazę, czy też może wybaczył tobie.</text:p>
        </text:list-item>
        <text:list-item>
          <text:p text:style-name="P15">Wybierz jednego BG. Wisi Ci on dużą sumę pieniędzy.</text:p>
        </text:list-item>
        <text:list-item>
          <text:p text:style-name="P15">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5"><text:soft-page-break/>Wybierz jednego BG. Niedawno, przypadkowo (lub celowo) sprawił on, że znalazłeś się w niebezpieczeństwie. Wszystko z Tobą teraz w porządku, ale masz się na baczności w jego obecności.</text:p>
        </text:list-item>
        <text:list-item>
          <text:p text:style-name="P16">Wybierz jednego BG. Z Twojego punktu widzenia, wydaje się on nerwowy w związku z pewną ideą, osobą lub sytuacją. Chciałbyś nauczyć go jak być bardziej wyluzowanym (jeśli tylko Ci na to pozwoli).</text:p>
        </text:list-item>
        <text:list-item>
          <text:p text:style-name="P16">Wybierz jednego BG. Kiedyś nazwał Cię on tchórzem.</text:p>
        </text:list-item>
        <text:list-item>
          <text:p text:style-name="P16">Wybierz jednego BG. Ta postać zawsze rozpoznaje Cię i Twoje ślady, nawet kiedy jesteś w przebraniu lub uciekłeś z danego miejsca dawno temu.</text:p>
        </text:list-item>
        <text:list-item>
          <text:p text:style-name="P16">Wybierz jednego BG. Niechcący spowodowałeś wypadek, który sprawił, że zapadł on w sen tak głęboki, że nie obudził się przez trzy dni. To, czy Ci wybaczył, czy też nie, zależy od niego.</text:p>
        </text:list-item>
        <text:list-item>
          <text:p text:style-name="P16">Wybierz jednego BG. Jesteś przekonany, że jesteście w jakiś sposób spokrewnieni.</text:p>
        </text:list-item>
        <text:list-item>
          <text:p text:style-name="P16">Wybierz jednego BG. Przypadkowo dowiedziałeś się czegoś, co on próbuje utrzymać w tajemnicy. </text:p>
        </text:list-item>
        <text:list-item>
          <text:p text:style-name="P16">Wybierz jednego BG. Jest on szczególnie wrażliwy na co bardziej widocznie zdolności Twojej specjalizacji, i czasami doznaje szoku trwającego parę rund, co utrudnia jego akcje. </text:p>
        </text:list-item>
        <text:list-item>
          <text:p text:style-name="P16">Wybierz jednego BG. Najwyraźniej posiada on cenny przedmiot, który kiedyś był Twój, a który przegrałeś w grach hazardowych lata temu.</text:p>
        </text:list-item>
        <text:list-item>
          <text:p text:style-name="P16">Wybierz jednego BG. Gdyby nie Ty, ta postać oblałaby w przeszłości test zdolności umysłowych.</text:p>
        </text:list-item>
        <text:list-item>
          <text:p text:style-name="P16">Wybierz jednego BG. Bazując na paru komentarzach, które podsłuchałeś, podejrzewasz, że nie darzy on Twojej strefy kompetencji lub ulubionego hobby wielką estymą. </text:p>
        </text:list-item>
        <text:list-item>
          <text:p text:style-name="P17">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7">Wybierz jednego BG. Panicznie boi się on wysokości. Chciałbyś nauczyć go, jak być bardziej wyluzowanym na wysokościach. To od niego zależy decyzja, czy się zgodzi zaakceptować Twoją pomoc.</text:p>
        </text:list-item>
        <text:list-item>
          <text:p text:style-name="P17">Wybierz jednego BG. <text:span text:style-name="T14">Jest on skeptyczny odnośnie Twoich twierdzeń o czymś ważnym, co się przytrafiło Tobie w przeszłości. Może on nawet chcieć cię zdyskredytować lub odkryć “tajemnicę” Twojej historii, choć to zależy od niego.</text:span></text:p>
        </text:list-item>
        <text:list-item>
          <text:p text:style-name="P18">Wybierz jednego BG. Ma on talent do dostrzegania, gdzie Twoje plany mają słabe punkty.</text:p>
        </text:list-item>
        <text:list-item>
          <text:p text:style-name="P18">Wybierz jednego BG. Twarz tej postaci jest tak intrygująca z powodów, których nie rozumiesz, że czasami ją szkicujesz w piasku lub innym medium, do którego masz dostęp.</text:p>
        </text:list-item>
        <text:list-item>
          <text:p text:style-name="P18">Wybierz jednego BG. Ta postać ma dodatkowy zwykły przedmiot od Ciebie – może to być coś, co zrobiłeś lub po prostu coś, co jej ofiarowałeś. (Dany gracz wybiera przedmiot.)</text:p>
        </text:list-item>
        <text:list-item>
          <text:p text:style-name="P18"><text:soft-page-break/>Wybierz jednego BG. Wynajął on Cię, byś wykonał dla niego pewną robotę. Otrzymałeś zapłatę, ale jeszcze nie wykonałeś tej pracy.</text:p>
        </text:list-item>
        <text:list-item>
          <text:p text:style-name="P18">Wybierz jednego BG. Pracowaliście razem kiedyś, i skończyło się to źle.</text:p>
        </text:list-item>
        <text:list-item>
          <text:p text:style-name="P18">Wybierz jednego BG. Kiedy stoi on obok Ciebie i poświęca swoją akcję na skoncentrowanie się, by ci pomóc, <text:s/>jedna z Twoich zdolności specjalizacji ma podwojony zasięg.</text:p>
        </text:list-item>
      </text:list>
      <text:p text:style-name="P19">O SPECJALIZACJI</text:p>
      <text:p text:style-name="P19">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19">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19">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20"><text:span text:style-name="T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span></text:p>
      <text:p text:style-name="P21"><text:span text:style-name="T5">Niezależnie od okoliczności, pozyskujesz informacje, które inni chcieliby zachować w tajemnicy. </text:span><text:span text:style-name="T8">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22"><text:span text:style-name="T5">Najpewniej nosisz ciemne kolory – czarny, szarości lub ciemny błękit – by pomóc Ci wmieszać się w cienie, chyba, że przebrałeś się akurat za kogoś innego.</text:span></text:p>
      <text:p text:style-name="P22"><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9">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23"><text:span text:style-name="T5">Najpewniej dbasz o swoją pracę bardziej niż o trywialności pokroju własnego wyglądu, miłe zachowanie, lub społeczne normy, jednakże, ekscentryk Twojego pokroju nawet tutaj może się wyłamywać stereotypom. </text:span></text:p>
      <text:p text:style-name="P23"><text:soft-page-break/><text:span text:style-name="T5">Jeśli chcesz pój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span></text:p>
      <text:p text:style-name="P23"><text:span text:style-name="T5">SPECJALIZACJE</text:span></text:p>
      <text:p text:style-name="P23"><text:span text:style-name="T5"/></text:p>
      <text:p text:style-name="P20"/>
      <text:p text:style-name="P20">Absorbuje Energię (Absorbs Energy)</text:p>
      <text:p text:style-name="P8">Bada Ciemne Miejsca (Explored Dark Places)</text:p>
      <text:p text:style-name="P8">Buduje Roboty (Builds Robots)</text:p>
      <text:p text:style-name="P8">Chroni Słabszych (Defends the Weak)</text:p>
      <text:p text:style-name="P8">Chroni Wrota (Defends the Gate)</text:p>
      <text:p text:style-name="P8">Dotyka Nieba (Touches the Sky)</text:p>
      <text:p text:style-name="P8">Działa pod Przykrywką (Operates Undercover)</text:p>
      <text:p text:style-name="P8">Dzierży Dwie Bronie Naraz (Wields Two Weapons at Once)</text:p>
      <text:p text:style-name="P8">Dzierży Magiczną Broń (Wields an Enhanted Weapon)</text:p>
      <text:p text:style-name="P8">Fruwa Szybciej Niż Pocisk (Flies Faster Than a Bullet)</text:p>
      <text:p text:style-name="P8">Gra w Zbyt Wiele Gier (Plays Too Many Games)</text:p>
      <text:p text:style-name="P8">Grzmi (Thunders)</text:p>
      <text:p text:style-name="P8">Ignoruje Fizyczny Dystans (Ignores Physical Distance)</text:p>
      <text:p text:style-name="P8">Infiltruje (Infiltrates)</text:p>
      <text:p text:style-name="P8">Interpretuje Prawo (Interprets the Law)</text:p>
      <text:p text:style-name="P8">Istnieje Częściowo Poza Fazą (Exists Partially Out of Phase)</text:p>
      <text:p text:style-name="P8">Istnieje w Dwóch Miejscach Naraz (Exists in Two Places at Once)</text:p>
      <text:p text:style-name="P8">Izoluje Umysł od Ciała (Separates Mind from Body)</text:p>
      <text:p text:style-name="P8">Jaśnieje Światłością (Blazes With Radiance)</text:p>
      <text:p text:style-name="P8">Jest Bardzo Silny (Performs Feats of Strength)</text:p>
      <text:p text:style-name="P8">Jest Idolem Milionów (Is Idolized by Millions)</text:p>
      <text:p text:style-name="P8">Jest Jasnowidzem (Sees Beyond)</text:p>
      <text:p text:style-name="P8"><text:span text:style-name="T4">J</text:span>est Jednoosobowym Bastionem (Stands Like a Bastion)</text:p>
      <text:p text:style-name="P8">Jest Mistrzem Obrony (Masters Defense)</text:p>
      <text:p text:style-name="P8">Jest Poszukiwany Przez Prawo (Is Wanted by the Law)</text:p>
      <text:p text:style-name="P8">Jest Stworzony z Kamienia (Abides in Stone)</text:p>
      <text:p text:style-name="P8">Jeździ Jak Maniak (Drives Like A Maniac)</text:p>
      <text:p text:style-name="P8">Kocha Pustkę (Loves the Void)</text:p>
      <text:p text:style-name="P8">Kontroluje Bestie (Controls Beasts)</text:p>
      <text:p text:style-name="P8">Kopiuje Supermoce (Copies Superpowers)</text:p>
      <text:p text:style-name="P8">Leci na Wspaniałych Skrzydłach (Soars on Amazing Wings)</text:p>
      <text:p text:style-name="P8">Łamie Systemy (Works the System)</text:p>
      <text:p text:style-name="P8">Łączy Ciało i Stal (Fuses Flesh and Steel)</text:p>
      <text:p text:style-name="P8">Łączy Umysł i Maszynę (Fuses Mind and Machine)</text:p>
      <text:p text:style-name="P8">Ma Szlachetną Krew (Descends From Nobility)</text:p>
      <text:p text:style-name="P8">Ma Tysiac Twarzy (Has a Thousand Faces)</text:p>
      <text:p text:style-name="P8">Mistrzowsko Posługuje się Broni (Masters Weaponry)</text:p>
      <text:p text:style-name="P8"><text:soft-page-break/>Morduje (Murders)</text:p>
      <text:p text:style-name="P8">Mówi Głosem Ziemi (Speaks for the Land)</text:p>
      <text:p text:style-name="P8">Mówi do Duchów (Shepherds Spirits)</text:p>
      <text:p text:style-name="P8">Mówi z Maszynami (Talks to Machines)</text:p>
      <text:p text:style-name="P8">Nie Potrzebuje Broni (Needs No Weapon)</text:p>
      <text:p text:style-name="P8">Nie Robi Zbyt Dużo (Doesn’t Do Much)</text:p>
      <text:p text:style-name="P8">Nigdy się nie Poddaje (Never Says Die)</text:p>
      <text:p text:style-name="P8">Nosi Egzotyczną Tarczę (Brandishes an Exotic Shield)</text:p>
      <text:p text:style-name="P8">Nosi Halo Ognia (Bears a Halo of Fire)</text:p>
      <text:p text:style-name="P8">Nosi Zasilany Pancerz (Wears Power Armor)</text:p>
      <text:p text:style-name="P8">Oblicza Nieobliczalne (Calculates the Uncalculable)</text:p>
      <text:p text:style-name="P8">Otrzymuje Boskie Błogosławieństwa (Channels Divine Blessings)</text:p>
      <text:p text:style-name="P8">Pilotuje Statki Kosmiczne (Pilots Starcraft)</text:p>
      <text:p text:style-name="P8">Podróżuje przez Czas (Travels Through Time)</text:p>
      <text:p text:style-name="P8">Poluje (Hunts)</text:p>
      <text:p text:style-name="P8">Pomaga Swoim Przyjaciołom (Helps Their Friends)</text:p>
      <text:p text:style-name="P8">Porusza się jak Kot (Moves Like a Cat)</text:p>
      <text:p text:style-name="P8">Porusza się jak Wiatr (Moves like the Wind)</text:p>
      <text:p text:style-name="P8">Posiada Licencję na Broń (Is Licensed to Carry)</text:p>
      <text:p text:style-name="P8">Posiada Magicznego Sprzymierzeńca (Keeps a Magic Ally)</text:p>
      <text:p text:style-name="P8">Pracuje w Ciemnych Uliczkach (Works the Back Alleys)</text:p>
      <text:p text:style-name="P8">Pracuje, by Żyć (Works for a Living)</text:p>
      <text:p text:style-name="P8">Przebudza Sny (Awakens Dreams)</text:p>
      <text:p text:style-name="P8">Przeszukuje Ruiny (Scavenges)</text:p>
      <text:p text:style-name="P8">Przewodzi (Leads)</text:p>
      <text:p text:style-name="P8">Przyjmuje Zwierzęcy Kształt (Takes Animal Shape)</text:p>
      <text:p text:style-name="P8">Przywdziewa Połyskliwy Lód (Wears a Sheen of Ice)</text:p>
      <text:p text:style-name="P8">Pływał z Piratami (Sailed Beneath the Jolly Roger)</text:p>
      <text:p text:style-name="P8">Rozciąga się (Stretches)</text:p>
      <text:p text:style-name="P8">Rozdziera Ściany Świata (Shreds the Walls of the World)</text:p>
      <text:p text:style-name="P8">Rozwiązuje Tajemnice (Solves Mysteries)</text:p>
      <text:p text:style-name="P8">Rośnie do Gigantycznych Rozmiarów (Grows to Towering Heights)</text:p>
      <text:p text:style-name="P8">Rzeźbi Twardym Światłem (Sculpts Hard Light)</text:p>
      <text:p text:style-name="P8">Rzuca ze Śmiertelną Dokładnością (Throws With Deadly Accuracy)</text:p>
      <text:p text:style-name="P8">Spaceruje w Dzikich Lasach (Walks The Wild Woods)</text:p>
      <text:p text:style-name="P8">Stawia Umysł Ponad Materią (Focuses Mind Over Matter)</text:p>
      <text:p text:style-name="P8">Szuka Kłopotów (Looks for Trouble)</text:p>
      <text:p text:style-name="P8">Szybko się Uczy (Learns Quickly)</text:p>
      <text:p text:style-name="P8">Tańczy z Czarną Materią (Dances With Dark Matter)</text:p>
      <text:p text:style-name="P8">Tworzy Dziwną Naukę (Conducts Weird Science)</text:p>
      <text:p text:style-name="P8">Tworzy Iluzje (Crafts Illusions)</text:p>
      <text:p text:style-name="P8">Tworzy Unikalne Obiekty (Crafts Unique Objects)</text:p>
      <text:p text:style-name="P8">Ucieka Precz (Runs Away)</text:p>
      <text:p text:style-name="P8">Ujeżdza Błyskawicę (Rides the Lightning)</text:p>
      <text:p text:style-name="P8">Uzdrawia (Works Miracles)</text:p>
      <text:p text:style-name="P8">Walczy Nieczysto (Fights Dirty)</text:p>
      <text:p text:style-name="P8">Walczy z Robotami (Battles Robots)</text:p>
      <text:p text:style-name="P8">Walcząc, Porywa Tłum (Fight With Panache)</text:p>
      <text:p text:style-name="P8">Wolałby Czytać (Would Rather Be Reading)</text:p>
      <text:p text:style-name="P8">Wpada w Furię (Rages)</text:p>
      <text:p text:style-name="P8">Wspiera Społeczność (Shepherds the Community)</text:p>
      <text:p text:style-name="P8">Wyje do Księżyca (Howls at the Moon)</text:p>
      <text:p text:style-name="P8"><text:soft-page-break/>Wysysa Energię (Siphons Power)</text:p>
      <text:p text:style-name="P8">Wyszedł z Obelisku (Emerged From the Obelisk)</text:p>
      <text:p text:style-name="P8">Włada Dziką Magią (Uses Wild Magic)</text:p>
      <text:p text:style-name="P8">Włada Grawitacją (Controls Gravity)</text:p>
      <text:p text:style-name="P8">Włada Magnetyzmem (Employs Magnetism)</text:p>
      <text:p text:style-name="P8">Włada Mocami Mentalnymi (Commands Mental Powers)</text:p>
      <text:p text:style-name="P8">Włada Niewidzialną Mocą (Wield Invisible Force)</text:p>
      <text:p text:style-name="P8">Włada Rojem (Masters the Swarm)</text:p>
      <text:p text:style-name="P8">Włada Zaklęciami (Masters Spells)</text:p>
      <text:p text:style-name="P8">Zabawia (Entertains)</text:p>
      <text:p text:style-name="P8">Zabija Potwory (Slays Monsters)</text:p>
      <text:p text:style-name="P8">Zadaje się z Martwymi (Consorts With the Dead)</text:p>
      <text:p text:style-name="P8">Zaprowadza Sprawiedliwość (Metes Out Justice)</text:p>
      <text:p text:style-name="P8">Zmniejsza się (Shrinks to Minute Size)</text:p>
      <text:p text:style-name="P8">Został Przepowiedziany (Was Foretold)</text:p>
      <text:p text:style-name="P7">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4-07T13:58:22.615000000</dc:date>
    <meta:editing-duration>PT1H23M58S</meta:editing-duration>
    <meta:editing-cycles>11</meta:editing-cycles>
    <meta:generator>LibreOffice/7.1.4.2$Windows_X86_64 LibreOffice_project/a529a4fab45b75fefc5b6226684193eb000654f6</meta:generator>
    <meta:document-statistic meta:table-count="0" meta:image-count="0" meta:object-count="0" meta:page-count="8" meta:paragraph-count="179" meta:word-count="2822" meta:character-count="18906" meta:non-whitespace-character-count="16292"/>
  </office:meta>
</office:document-meta>
</file>